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335cm" fo:margin-left="0.434cm" fo:margin-right="3.231cm" table:align="margins"/>
    </style:style>
    <style:style style:name="Tabela1.A" style:family="table-column">
      <style:table-column-properties style:column-width="3.784cm" style:rel-column-width="18594*"/>
    </style:style>
    <style:style style:name="Tabela1.B" style:family="table-column">
      <style:table-column-properties style:column-width="2.884cm" style:rel-column-width="14173*"/>
    </style:style>
    <style:style style:name="Tabela1.C" style:family="table-column">
      <style:table-column-properties style:column-width="3.36cm" style:rel-column-width="16513*"/>
    </style:style>
    <style:style style:name="Tabela1.D" style:family="table-column">
      <style:table-column-properties style:column-width="3.307cm" style:rel-column-width="16255*"/>
    </style:style>
    <style:style style:name="Tabela1.1" style:family="table-row">
      <style:table-row-properties style:min-row-height="2.778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style:vertical-align="middle"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5" style:family="table-row">
      <style:table-row-properties style:min-row-height="1.418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2pt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Arial1" fo:font-size="13pt"/>
    </style:style>
    <style:style style:name="P8" style:family="paragraph" style:parent-style-name="Text_20_body">
      <style:text-properties style:font-name="Arial1" fo:font-size="13pt" fo:font-weight="bold"/>
    </style:style>
    <style:style style:name="P9" style:family="paragraph" style:parent-style-name="Text_20_body">
      <style:text-properties style:font-name="Arial1" fo:font-size="15pt" style:text-underline-style="solid" style:text-underline-width="auto" style:text-underline-color="font-color" fo:font-weight="bold"/>
    </style:style>
    <style:style style:name="P10" style:family="paragraph" style:parent-style-name="Text_20_body">
      <style:text-properties style:font-name="Arial1" fo:font-size="11pt" fo:font-weight="bold"/>
    </style:style>
    <style:style style:name="T1" style:family="text">
      <style:text-properties fo:font-size="12pt"/>
    </style:style>
    <style:style style:name="T2" style:family="text">
      <style:text-properties style:font-name="Arial1" fo:font-size="11pt" fo:font-weight="bold"/>
    </style:style>
    <style:style style:name="T3" style:family="text">
      <style:text-properties style:font-name="Arial1" fo:font-size="13pt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Harmongorma pracy przychodni </text:p>
            <text:p text:style-name="P2">Miedary</text:p>
          </table:table-cell>
          <table:table-cell table:style-name="Tabela1.A1" office:value-type="string">
            <text:p text:style-name="P3"><text:span text:style-name="T1"><text:s/>lek. chorób wewnętrznych</text:span> </text:p>
            <text:p text:style-name="P4">Jerzy Słodczyk</text:p>
          </table:table-cell>
          <table:table-cell table:style-name="Tabela1.A1" office:value-type="string">
            <text:p text:style-name="P5">lek.med.</text:p>
            <text:p text:style-name="P6"><text:s/>Agnieszka Kolczyńska-Kukla</text:p>
          </table:table-cell>
          <table:table-cell table:style-name="Tabela1.D1" office:value-type="string">
            <text:p text:style-name="P5">lek.med.</text:p>
            <text:p text:style-name="P6"><text:s/>Denis Kowalski</text:p>
          </table:table-cell>
        </table:table-row>
        <table:table-row>
          <table:table-cell table:style-name="Tabela1.A2" office:value-type="string">
            <text:p text:style-name="P1">Poniedziałek</text:p>
            <text:p text:style-name="Table_20_Contents"/>
            <text:p text:style-name="Table_20_Contents">Wizyty domowe: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>13:30-15:30</text:p>
            <text:p text:style-name="P1"/>
            <text:p text:style-name="P1">15:30-16:00</text:p>
          </table:table-cell>
        </table:table-row>
        <table:table-row>
          <table:table-cell table:style-name="Tabela1.A2" office:value-type="string">
            <text:p text:style-name="P1">Wtorek</text:p>
            <text:p text:style-name="P1"/>
            <text:p text:style-name="Table_20_Contents">Wizyty domowe: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10:00-12:00</text:p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Środa</text:p>
            <text:p text:style-name="P1"/>
            <text:p text:style-name="Table_20_Contents">Wizyty domowe: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 table:style-name="Tabela1.5">
          <table:table-cell table:style-name="Tabela1.A2" office:value-type="string">
            <text:p text:style-name="P1">Czwartek</text:p>
            <text:p text:style-name="Table_20_Contents"/>
            <text:p text:style-name="Table_20_Contents">Wizyty domowe: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10:45-12:15</text:p>
            <text:p text:style-name="P1"/>
            <text:p text:style-name="P1">12:15-12:45</text:p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Piatek</text:p>
            <text:p text:style-name="Table_20_Contents"/>
            <text:p text:style-name="Table_20_Contents">Wizyty domowe:</text:p>
          </table:table-cell>
          <table:table-cell table:style-name="Tabela1.A2" office:value-type="string">
            <text:p text:style-name="P1">15:30-16:00</text:p>
            <text:p text:style-name="P1"/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HARMONOGRAM PORAD TELEFONICZNYCH</text:p>
      <text:p text:style-name="Text_20_body"/>
      <text:p text:style-name="P8">Poradnia Ogólna Tel. (32) 233-72-50</text:p>
      <text:p text:style-name="P8">Miedary, ul. Tarnogórska 1</text:p>
      <text:p text:style-name="Text_20_body"/>
      <text:p text:style-name="P10">LEKARZ POZ: </text:p>
      <text:p text:style-name="Text_20_body"><text:span text:style-name="T2"><text:tab/><text:tab/> <text:s/></text:span><text:span text:style-name="T3">Poniedziałek 13:00 – 14:00</text:span></text:p>
      <text:p text:style-name="Text_20_body"><text:s/><text:tab/><text:tab/> <text:s/><text:span text:style-name="T4">Czwartek</text:span><text:span text:style-name="T3"> <text:s text:c="7"/>10:00 – 11:00</text:span></text:p>
      <text:p text:style-name="P10">PIELĘGNIARKA POZ: <text:tab/><text:tab/> </text:p>
      <text:p text:style-name="P7"><text:tab/> <text:s text:c="12"/>Środa <text:s text:c="11"/>09:00 – 10:00</text:p>
      <text:p text:style-name="P7"><text:tab/><text:tab/> <text:s text:c="2"/>Piątek <text:s text:c="11"/>13:00 – 14:0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0T13:44:14.10</meta:creation-date>
    <dc:date>2024-08-08T11:41:16.52</dc:date>
    <meta:editing-duration>PT1H17M7S</meta:editing-duration>
    <meta:editing-cycles>14</meta:editing-cycles>
    <meta:generator>OpenOffice/4.1.14$Win32 OpenOffice.org_project/4114m1$Build-9811</meta:generator>
    <meta:document-statistic meta:table-count="1" meta:image-count="0" meta:object-count="0" meta:page-count="1" meta:paragraph-count="33" meta:word-count="68" meta:character-count="577"/>
  </office:meta>
</office:document-meta>
</file>